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48a4332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50b646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665b4d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8159db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32be50" officeooo:paragraph-rsid="0432be50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3d7ddb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50b646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665b4d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8159db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32be50" officeooo:paragraph-rsid="0432be50" style:font-size-asian="16pt" style:font-style-asian="normal" style:font-size-complex="16pt" style:font-style-complex="normal"/>
    </style:style>
    <style:style style:name="P29" style:family="paragraph" style:parent-style-name="Footnote">
      <style:text-properties officeooo:rsid="04ba495b" officeooo:paragraph-rsid="04ba495b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50b646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5b4d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8159db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067c6" officeooo:paragraph-rsid="044067c6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19096" officeooo:paragraph-rsid="04419096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4c0ca" officeooo:paragraph-rsid="0447060c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7e56c" officeooo:paragraph-rsid="0447e56c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4d0257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665b4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8159d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39e3e" officeooo:paragraph-rsid="04539e3e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6760b" officeooo:paragraph-rsid="0456760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cf227" officeooo:paragraph-rsid="045cf227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131e9" officeooo:paragraph-rsid="046131e9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4202d" officeooo:paragraph-rsid="04665b4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73948" officeooo:paragraph-rsid="0468b6bd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3c224" officeooo:paragraph-rsid="0473c224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f739" officeooo:paragraph-rsid="0474f739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c3bee" officeooo:paragraph-rsid="047c3bee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7eda79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eda79" officeooo:paragraph-rsid="048159db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159db" officeooo:paragraph-rsid="048159d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32bb9" officeooo:paragraph-rsid="04832bb9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6fcf8" officeooo:paragraph-rsid="0486fcf8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d6df2" officeooo:paragraph-rsid="048d6df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147b5" officeooo:paragraph-rsid="049147b5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43d7ddb" officeooo:paragraph-rsid="0494b492" style:font-size-asian="11pt" style:font-style-asian="normal" style:font-size-complex="11pt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494b492" style:font-size-asian="9.60000038146973pt" style:font-style-asian="normal" style:font-size-complex="11pt" style:font-style-complex="normal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9267ca" officeooo:paragraph-rsid="0494b492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94b492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0257" officeooo:paragraph-rsid="0494b492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716d63" style:font-style-asian="normal" style:font-style-complex="normal"/>
    </style:style>
    <style:style style:name="T8" style:family="text">
      <style:text-properties fo:font-style="normal" officeooo:rsid="030d9da6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338dcc7" style:font-style-asian="normal" style:font-style-complex="normal"/>
    </style:style>
    <style:style style:name="T11" style:family="text">
      <style:text-properties fo:font-style="normal" officeooo:rsid="0345f7cb" style:font-style-asian="normal" style:font-style-complex="normal"/>
    </style:style>
    <style:style style:name="T12" style:family="text">
      <style:text-properties fo:font-style="normal" officeooo:rsid="043606b9" style:font-style-asian="normal" style:font-style-complex="normal"/>
    </style:style>
    <style:style style:name="T13" style:family="text">
      <style:text-properties fo:font-style="normal" officeooo:rsid="043d8be7" style:font-style-asian="normal" style:font-style-complex="normal"/>
    </style:style>
    <style:style style:name="T14" style:family="text">
      <style:text-properties fo:font-style="normal" officeooo:rsid="043e4192" style:font-style-asian="normal" style:font-style-complex="normal"/>
    </style:style>
    <style:style style:name="T15" style:family="text">
      <style:text-properties fo:font-style="normal" officeooo:rsid="043edd2c" style:font-style-asian="normal" style:font-style-complex="normal"/>
    </style:style>
    <style:style style:name="T16" style:family="text">
      <style:text-properties fo:font-style="normal" officeooo:rsid="0444c0ca" style:font-style-asian="normal" style:font-style-complex="normal"/>
    </style:style>
    <style:style style:name="T17" style:family="text">
      <style:text-properties fo:font-style="normal" officeooo:rsid="04467a7e" style:font-style-asian="normal" style:font-style-complex="normal"/>
    </style:style>
    <style:style style:name="T18" style:family="text">
      <style:text-properties fo:font-style="normal" officeooo:rsid="0447060c" style:font-style-asian="normal" style:font-style-complex="normal"/>
    </style:style>
    <style:style style:name="T19" style:family="text">
      <style:text-properties fo:font-style="normal" officeooo:rsid="044d031b" style:font-style-asian="normal" style:font-style-complex="normal"/>
    </style:style>
    <style:style style:name="T20" style:family="text">
      <style:text-properties fo:font-style="normal" officeooo:rsid="0450b646" style:font-style-asian="normal" style:font-style-complex="normal"/>
    </style:style>
    <style:style style:name="T21" style:family="text">
      <style:text-properties fo:font-style="normal" officeooo:rsid="04557b08" style:font-style-asian="normal" style:font-style-complex="normal"/>
    </style:style>
    <style:style style:name="T22" style:family="text">
      <style:text-properties fo:font-style="normal" officeooo:rsid="04566c18" style:font-style-asian="normal" style:font-style-complex="normal"/>
    </style:style>
    <style:style style:name="T23" style:family="text">
      <style:text-properties fo:font-style="normal" officeooo:rsid="045ba372" style:font-style-asian="normal" style:font-style-complex="normal"/>
    </style:style>
    <style:style style:name="T24" style:family="text">
      <style:text-properties fo:font-style="normal" officeooo:rsid="045f7b48" style:font-style-asian="normal" style:font-style-complex="normal"/>
    </style:style>
    <style:style style:name="T25" style:family="text">
      <style:text-properties fo:font-style="normal" officeooo:rsid="046131e9" style:font-style-asian="normal" style:font-style-complex="normal"/>
    </style:style>
    <style:style style:name="T26" style:family="text">
      <style:text-properties fo:font-style="normal" officeooo:rsid="0462b66d" style:font-style-asian="normal" style:font-style-complex="normal"/>
    </style:style>
    <style:style style:name="T27" style:family="text">
      <style:text-properties fo:font-style="normal" officeooo:rsid="046357bd" style:font-style-asian="normal" style:font-style-complex="normal"/>
    </style:style>
    <style:style style:name="T28" style:family="text">
      <style:text-properties fo:font-style="normal" officeooo:rsid="04663faf" style:font-style-asian="normal" style:font-style-complex="normal"/>
    </style:style>
    <style:style style:name="T29" style:family="text">
      <style:text-properties fo:font-style="normal" officeooo:rsid="04665b4d" style:font-style-asian="normal" style:font-style-complex="normal"/>
    </style:style>
    <style:style style:name="T30" style:family="text">
      <style:text-properties fo:font-style="normal" officeooo:rsid="04675342" style:font-style-asian="normal" style:font-style-complex="normal"/>
    </style:style>
    <style:style style:name="T31" style:family="text">
      <style:text-properties fo:font-style="normal" officeooo:rsid="0468b6bd" style:font-style-asian="normal" style:font-style-complex="normal"/>
    </style:style>
    <style:style style:name="T32" style:family="text">
      <style:text-properties fo:font-style="normal" officeooo:rsid="0469b7c5" style:font-style-asian="normal" style:font-style-complex="normal"/>
    </style:style>
    <style:style style:name="T33" style:family="text">
      <style:text-properties fo:font-style="normal" officeooo:rsid="046bdff6" style:font-style-asian="normal" style:font-style-complex="normal"/>
    </style:style>
    <style:style style:name="T34" style:family="text">
      <style:text-properties fo:font-style="normal" officeooo:rsid="046ca865" style:font-style-asian="normal" style:font-style-complex="normal"/>
    </style:style>
    <style:style style:name="T35" style:family="text">
      <style:text-properties fo:font-style="normal" officeooo:rsid="046d5db9" style:font-style-asian="normal" style:font-style-complex="normal"/>
    </style:style>
    <style:style style:name="T36" style:family="text">
      <style:text-properties fo:font-style="normal" officeooo:rsid="046e0fc0" style:font-style-asian="normal" style:font-style-complex="normal"/>
    </style:style>
    <style:style style:name="T37" style:family="text">
      <style:text-properties fo:font-style="normal" officeooo:rsid="04712d9e" style:font-style-asian="normal" style:font-style-complex="normal"/>
    </style:style>
    <style:style style:name="T38" style:family="text">
      <style:text-properties fo:font-style="normal" officeooo:rsid="047430da" style:font-style-asian="normal" style:font-style-complex="normal"/>
    </style:style>
    <style:style style:name="T39" style:family="text">
      <style:text-properties fo:font-style="normal" officeooo:rsid="04757255" style:font-style-asian="normal" style:font-style-complex="normal"/>
    </style:style>
    <style:style style:name="T40" style:family="text">
      <style:text-properties fo:font-style="normal" officeooo:rsid="047741ef" style:font-style-asian="normal" style:font-style-complex="normal"/>
    </style:style>
    <style:style style:name="T41" style:family="text">
      <style:text-properties fo:font-style="normal" officeooo:rsid="047a3bf8" style:font-style-asian="normal" style:font-style-complex="normal"/>
    </style:style>
    <style:style style:name="T42" style:family="text">
      <style:text-properties fo:font-style="normal" officeooo:rsid="047a6dbc" style:font-style-asian="normal" style:font-style-complex="normal"/>
    </style:style>
    <style:style style:name="T43" style:family="text">
      <style:text-properties fo:font-style="normal" officeooo:rsid="047d9af1" style:font-style-asian="normal" style:font-style-complex="normal"/>
    </style:style>
    <style:style style:name="T44" style:family="text">
      <style:text-properties fo:font-style="normal" officeooo:rsid="047db8fc" style:font-style-asian="normal" style:font-style-complex="normal"/>
    </style:style>
    <style:style style:name="T45" style:family="text">
      <style:text-properties fo:font-style="normal" officeooo:rsid="047df210" style:font-style-asian="normal" style:font-style-complex="normal"/>
    </style:style>
    <style:style style:name="T46" style:family="text">
      <style:text-properties fo:font-style="normal" officeooo:rsid="04809b66" style:font-style-asian="normal" style:font-style-complex="normal"/>
    </style:style>
    <style:style style:name="T47" style:family="text">
      <style:text-properties fo:font-style="normal" officeooo:rsid="0480e7da" style:font-style-asian="normal" style:font-style-complex="normal"/>
    </style:style>
    <style:style style:name="T48" style:family="text">
      <style:text-properties fo:font-style="normal" officeooo:rsid="0483ebb7" style:font-style-asian="normal" style:font-style-complex="normal"/>
    </style:style>
    <style:style style:name="T49" style:family="text">
      <style:text-properties fo:font-style="normal" officeooo:rsid="04854b88" style:font-style-asian="normal" style:font-style-complex="normal"/>
    </style:style>
    <style:style style:name="T50" style:family="text">
      <style:text-properties fo:font-style="normal" officeooo:rsid="04881b32" style:font-style-asian="normal" style:font-style-complex="normal"/>
    </style:style>
    <style:style style:name="T51" style:family="text">
      <style:text-properties fo:font-style="normal" officeooo:rsid="048a4332" style:font-style-asian="normal" style:font-style-complex="normal"/>
    </style:style>
    <style:style style:name="T52" style:family="text">
      <style:text-properties fo:font-style="normal" officeooo:rsid="048c3075" style:font-style-asian="normal" style:font-style-complex="normal"/>
    </style:style>
    <style:style style:name="T53" style:family="text">
      <style:text-properties fo:font-style="normal" officeooo:rsid="048c8513" style:font-style-asian="normal" style:font-style-complex="normal"/>
    </style:style>
    <style:style style:name="T54" style:family="text">
      <style:text-properties fo:font-style="normal" officeooo:rsid="048dd3f5" style:font-style-asian="normal" style:font-style-complex="normal"/>
    </style:style>
    <style:style style:name="T55" style:family="text">
      <style:text-properties fo:font-style="normal" officeooo:rsid="048f7cdc" style:font-style-asian="normal" style:font-style-complex="normal"/>
    </style:style>
    <style:style style:name="T56" style:family="text">
      <style:text-properties fo:font-style="normal" officeooo:rsid="0491cf70" style:font-style-asian="normal" style:font-style-complex="normal"/>
    </style:style>
    <style:style style:name="T57" style:family="text">
      <style:text-properties fo:font-style="normal" officeooo:rsid="048159db" style:font-style-asian="normal" style:font-style-complex="normal"/>
    </style:style>
    <style:style style:name="T58" style:family="text">
      <style:text-properties fo:font-style="normal" officeooo:rsid="0494b492" style:font-style-asian="normal" style:font-style-complex="normal"/>
    </style:style>
    <style:style style:name="T59" style:family="text">
      <style:text-properties officeooo:rsid="000a14f6"/>
    </style:style>
    <style:style style:name="T60" style:family="text">
      <style:text-properties officeooo:rsid="005714b7"/>
    </style:style>
    <style:style style:name="T61" style:family="text">
      <style:text-properties officeooo:rsid="00880dbe"/>
    </style:style>
    <style:style style:name="T62" style:family="text">
      <style:text-properties officeooo:rsid="007c6d62"/>
    </style:style>
    <style:style style:name="T63" style:family="text">
      <style:text-properties officeooo:rsid="01c4f176"/>
    </style:style>
    <style:style style:name="T64" style:family="text">
      <style:text-properties officeooo:rsid="03b4652d"/>
    </style:style>
    <style:style style:name="T65" style:family="text">
      <style:text-properties officeooo:rsid="0473a949"/>
    </style:style>
    <style:style style:name="T66" style:family="text">
      <style:text-properties officeooo:rsid="0387836c"/>
    </style:style>
    <style:style style:name="T67" style:family="text">
      <style:text-properties officeooo:rsid="023c6ef8"/>
    </style:style>
    <style:style style:name="T68" style:family="text">
      <style:text-properties officeooo:rsid="023d86f1"/>
    </style:style>
    <style:style style:name="T69" style:family="text">
      <style:text-properties officeooo:rsid="023e4245"/>
    </style:style>
    <style:style style:name="T70" style:family="text">
      <style:text-properties style:font-name="EB Garamond 12 All SC"/>
    </style:style>
    <style:style style:name="T71" style:family="text">
      <style:text-properties style:font-name="EB Garamond 12 All SC" officeooo:rsid="03106751"/>
    </style:style>
    <style:style style:name="T72" style:family="text">
      <style:text-properties style:font-name="EB Garamond 12 All SC" officeooo:rsid="0450b646"/>
    </style:style>
    <style:style style:name="T73" style:family="text">
      <style:text-properties style:font-name="EB Garamond 12 All SC" officeooo:rsid="04665b4d"/>
    </style:style>
    <style:style style:name="T74" style:family="text">
      <style:text-properties style:font-name="EB Garamond 12 All SC" officeooo:rsid="048159db"/>
    </style:style>
    <style:style style:name="T75" style:family="text">
      <style:text-properties style:font-name="EB Garamond 12 All SC" officeooo:rsid="0494b492"/>
    </style:style>
    <style:style style:name="T76" style:family="text">
      <style:text-properties officeooo:rsid="02f83ef8"/>
    </style:style>
    <style:style style:name="T77" style:family="text">
      <style:text-properties officeooo:rsid="030feb5b"/>
    </style:style>
    <style:style style:name="T78" style:family="text">
      <style:text-properties officeooo:rsid="03106751"/>
    </style:style>
    <style:style style:name="T79" style:family="text">
      <style:text-properties officeooo:rsid="031f6f79"/>
    </style:style>
    <style:style style:name="T80" style:family="text">
      <style:text-properties officeooo:rsid="0303035b"/>
    </style:style>
    <style:style style:name="T81" style:family="text">
      <style:text-properties officeooo:rsid="01dff054"/>
    </style:style>
    <style:style style:name="T82" style:family="text">
      <style:text-properties officeooo:rsid="037ed729"/>
    </style:style>
    <style:style style:name="T83" style:family="text">
      <style:text-properties officeooo:rsid="043d7ddb"/>
    </style:style>
    <style:style style:name="T84" style:family="text">
      <style:text-properties officeooo:rsid="043e4192"/>
    </style:style>
    <style:style style:name="T85" style:family="text">
      <style:text-properties officeooo:rsid="044301de"/>
    </style:style>
    <style:style style:name="T86" style:family="text">
      <style:text-properties officeooo:rsid="0450b646"/>
    </style:style>
    <style:style style:name="T87" style:family="text">
      <style:text-properties officeooo:rsid="045cf227"/>
    </style:style>
    <style:style style:name="T88" style:family="text">
      <style:text-properties officeooo:rsid="046131e9"/>
    </style:style>
    <style:style style:name="T89" style:family="text">
      <style:text-properties officeooo:rsid="04665b4d"/>
    </style:style>
    <style:style style:name="T90" style:family="text">
      <style:text-properties officeooo:rsid="0468b6bd"/>
    </style:style>
    <style:style style:name="T91" style:family="text">
      <style:text-properties officeooo:rsid="047db8fc"/>
    </style:style>
    <style:style style:name="T92" style:family="text">
      <style:text-properties officeooo:rsid="048159db"/>
    </style:style>
    <style:style style:name="T93" style:family="text">
      <style:text-properties officeooo:rsid="0483ebb7"/>
    </style:style>
    <style:style style:name="T94" style:family="text">
      <style:text-properties officeooo:rsid="04854b88"/>
    </style:style>
    <style:style style:name="T95" style:family="text">
      <style:text-properties officeooo:rsid="04881b32"/>
    </style:style>
    <style:style style:name="T96" style:family="text">
      <style:text-properties style:font-name="EB Garamond 12" fo:font-size="11pt" fo:language="en" fo:country="US" fo:font-style="italic" officeooo:rsid="047eda79" style:font-size-asian="11pt" style:font-style-asian="italic" style:font-size-complex="11pt" style:font-style-complex="italic"/>
    </style:style>
    <style:style style:name="T97" style:family="text">
      <style:text-properties officeooo:rsid="0494b4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63">Esser-</text:span>Skala, 20<text:span text:style-name="T78">20</text:span></text:p>
      <text:p text:style-name="P23"/>
      <text:p text:style-name="P23"/>
      <text:p text:style-name="P12">© 20<text:span text:style-name="T78">20</text:span> by Wolfgang <text:span text:style-name="T63">Esser-</text:span>Skala. This edition is licensed under the Creative Commons Attribution<text:span text:style-name="T61">-NonCommercial-ShareAlike</text:span> 4.0 International License. To view a copy of this license, visit http://creativecommons.org/licenses/by<text:span text:style-name="T62">-nc-sa</text:span>/4.0/. </text:p>
      <text:p text:style-name="P11"/>
      <text:p text:style-name="P13">Music engraving by LilyPond 2.18.0 (http://www.lilypond.org).<text:span text:style-name="T60"><text:line-break/>Front matter</text:span> typeset with EB Garamond (http://www.georgduffner.at/ebgaramond).</text:p>
      <text:p text:style-name="P23"/>
      <text:p text:style-name="P10">First <text:span text:style-name="T63">version</text:span>, <text:span text:style-name="T83">March 2020</text:span></text:p>
      <text:p text:style-name="P27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4">This edition bases upon <text:span text:style-name="T83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7">https://digital.staatsbibliothek-berlin.de/werkansicht/?PPN=PPN102370644x<text:line-break/><text:tab/></text:span>(siglum<text:span text:style-name="T65"> </text:span>Mus.<text:span text:style-name="T67">ms. 21401</text:span>)</text:p>
      <text:p text:style-name="P2"/>
      <text:p text:style-name="P7">In general, this edition closely follows the <text:span text:style-name="T66">manuscript. </text:span>Any<text:span text:style-name="T76"> </text:span>changes <text:span text:style-name="T59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7"><text:line-break/></text:span><text:span text:style-name="T15">1.1</text:span><text:span text:style-name="T10"><text:tab/></text:span><text:span text:style-name="T15">7</text:span><text:span text:style-name="T10"><text:tab/></text:span><text:span text:style-name="T15">A</text:span><text:span text:style-name="T9"><text:note text:id="ftn1" text:note-class="footnote"><text:note-citation>1</text:note-citation><text:note-body><text:p text:style-name="P29">Abbreviations: <text:span text:style-name="T80">A, alto; B, basso; fag, bassoon; </text:span>Ms, manuscript;<text:span text:style-name="T67"> ob, oboe; </text:span>org, organ; <text:span text:style-name="T81">r, rest; S, soprano; T, tenore; vl, violin; vla, viola</text:span>.</text:p></text:note-body></text:note></text:span><text:span text:style-name="T8"><text:tab/></text:span><text:span text:style-name="T15">2nd half note in Ms: g′2</text:span><text:span text:style-name="T19"><text:line-break/>1.5<text:tab/>21<text:tab/>vl 2<text:tab/>bar in Ms unison with vl 1</text:span><text:span text:style-name="T23"><text:line-break/>2.3<text:tab/>8<text:tab/>ob 1<text:tab/>last sixteenth in Ms: c″32–d″32</text:span><text:span text:style-name="T26"><text:line-break/>2.5<text:tab/>20<text:tab/>vl 1<text:tab/>2nd quarter in Ms: cis</text:span><text:span text:style-name="T23">″</text:span><text:span text:style-name="T26">8–d</text:span><text:span text:style-name="T23">″</text:span><text:span text:style-name="T26">16–e</text:span><text:span text:style-name="T23">″</text:span><text:span text:style-name="T26">16</text:span><text:span text:style-name="T27"><text:line-break/><text:tab/>71<text:tab/>vl 1</text:span><text:span text:style-name="T26"><text:tab/>2nd quarter in Ms: </text:span><text:span text:style-name="T27">b</text:span><text:span text:style-name="T23">′</text:span><text:span text:style-name="T26">8–</text:span><text:span text:style-name="T27">c</text:span><text:span text:style-name="T23">″</text:span><text:span text:style-name="T26">16–</text:span><text:span text:style-name="T27">d</text:span><text:span text:style-name="T23">″</text:span><text:span text:style-name="T26">16</text:span><text:span text:style-name="T28"><text:line-break/>2.6<text:tab/>4<text:tab/>T<text:tab/>5th half note in Ms: c′4–a′4</text:span><text:span text:style-name="T38"><text:line-break/>3.3<text:tab/>22<text:tab/>vl 1<text:tab/>7th eighth in Ms: a′8</text:span><text:span text:style-name="T43"><text:line-break/>3.5<text:tab/></text:span><text:span text:style-name="T45">16<text:tab/>A<text:tab/>6th eighth in Ms: f′8<text:line-break/><text:tab/></text:span><text:span text:style-name="T43">26<text:tab/>vlc<text:tab/>4th quarter missing in Ms</text:span><text:span text:style-name="T46"><text:line-break/>3.6<text:tab/></text:span><text:span text:style-name="T47">1<text:tab/>T<text:tab/>4th half note in Ms: bes2<text:line-break/><text:tab/></text:span><text:span text:style-name="T46">2<text:tab/>T<text:tab/>5th/6th half note in Ms: d′2.–d′4</text:span><text:span text:style-name="T51"><text:line-break/>4.3<text:tab/></text:span><text:span text:style-name="T52">34–37<text:tab/>vl 1, 2<text:tab/></text:span><text:span text:style-name="T53">voices</text:span><text:span text:style-name="T52"> swapped in Ms<text:line-break/><text:tab/></text:span><text:span text:style-name="T51">51<text:tab/>B<text:tab/>2nd/3rd quarter in Ms: d′8–d′8–cis′8–b8</text:span><text:span text:style-name="T56"><text:line-break/></text:span><text:span text:style-name="T11"><text:line-break/></text:span></text:p>
      <text:p text:style-name="P6"/>
      <text:p text:style-name="P8"/>
      <text:p text:style-name="P8"/>
      <text:p text:style-name="P8">Bass figures appear in the following movements<text:span text:style-name="T82"> (bars in parentheses)</text:span>:<text:span text:style-name="T85"> 1.1, 1.3, 1.4 (14 to 16, 26), 1.5 (9), 1.6 (2 to 7), 2.1, 2.3 (4, 5, 12 to 19, 25, 29, 30, 51 to 60), 2.4 (4), 2.6, 3.1, 3.2 (17 to 23, 26), 3.3 (1, 6, 8, 29), 3.4 (12 to 15, 20), 4.1, 4.3 (16 to 18, 21 to 23, 47 to 51, 61 to 66), 4.5, 4.6.</text:span> <text:span text:style-name="T79">The remaining bass figures were added by the editor.</text:span></text:p>
      <text:p text:style-name="P26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77"> stoelzel-jesu-deine-passion</text:span>). Your help will be greatly appreciated.</text:p>
      <text:p text:style-name="P9"/>
      <text:p text:style-name="P9"/>
      <text:p text:style-name="P9"><text:span text:style-name="T5">Salzburg, </text:span><text:span text:style-name="T12">February</text:span><text:span text:style-name="T5"> 20</text:span><text:span text:style-name="T6">20</text:span><text:line-break/>Wolfgang <text:span text:style-name="T64">Esser-</text:span>Skala</text:p>
      <text:p text:style-name="P18"/>
      <text:p text:style-name="P28"/>
      <text:p text:style-name="P25">C O N T E N T S</text:p>
      <text:p text:style-name="P25"/>
      <text:p text:style-name="P19"/>
      <text:p text:style-name="P19"><text:span text:style-name="T71">e</text:span><text:span text:style-name="T70"> r s t e <text:s text:c="2"/>b e t r a c h t u n g</text:span></text:p>
      <text:p text:style-name="P14"/>
      <text:p text:style-name="P30">1<text:span text:style-name="T69">.1</text:span><text:tab/>Choral: <text:tab/><text:span text:style-name="T78">Jeſu, Deine Paßion<text:tab/>3</text:span><text:line-break/><text:line-break/><text:span text:style-name="T68">Chor<text:tab/></text:span><text:span text:style-name="T13">Jeſu, Deine Paßion<text:line-break/><text:tab/>will ich itzt bedencken</text:span><text:span text:style-name="T14">,<text:line-break/><text:tab/>wolleſt mir vom Himmelsthron<text:line-break/><text:tab/>Geiſt und Andacht ſchencken.<text:line-break/><text:tab/>In dem Bild itzund erſchein,<text:line-break/><text:tab/>Jeſu, meinem Hertzen,<text:line-break/><text:tab/>wie Du, unſer Heil zu ſeyn,<text:line-break/><text:tab/>litteſt alle Schmertzen.</text:span></text:p>
      <text:p text:style-name="P30"/>
      <text:p text:style-name="P30"/>
      <text:p text:style-name="P34"><text:span text:style-name="T84">1</text:span>.2<text:tab/>Recitativo:<text:tab/>So thuſt Du dann<text:tab/>1<text:span text:style-name="T5"><text:line-break/><text:line-break/></text:span>Tenore<text:span text:style-name="T5"><text:tab/>So thuſt </text:span><text:span text:style-name="T16">d</text:span><text:span text:style-name="T5">u dann,<text:line-break/><text:tab/>nach dem geſprochnen Lobgeſang,<text:line-break/><text:tab/>mein Heyland, über Kidrons Fluth<text:line-break/><text:tab/>den erſten Leidens Gang.<text:line-break/><text:tab/>Dir folgen </text:span><text:span text:style-name="T16">d</text:span><text:span text:style-name="T5">eine Jünger zwar,<text:line-break/><text:tab/>und faßen den feſten Schluß,<text:line-break/><text:tab/>mit tapfern Muth </text:span><text:span text:style-name="T16">d</text:span><text:span text:style-name="T5">ich nicht in der Gefahr,<text:line-break/><text:tab/>ja nicht im Tode zu verlaßen.<text:line-break/><text:tab/>Doch </text:span><text:span text:style-name="T16">d</text:span><text:span text:style-name="T5">u ſagſt es vorher,<text:line-break/><text:tab/>daß er von ſchlechter Dauer ſey,<text:line-break/><text:tab/>und giebſt das zweyte Hahngeſchrey<text:line-break/><text:tab/>zu einem Zeichen,<text:line-break/><text:tab/>daß Petrus ſelbſt zurücke werde weichen.</text:span></text:p>
      <text:p text:style-name="P34"/>
      <text:p text:style-name="P34"/>
      <text:p text:style-name="P35">1.3<text:tab/>Aria:<text:tab/>Wie hurtig iſt man im Verheißen<text:tab/>1<text:span text:style-name="T5"><text:line-break/><text:line-break/></text:span>Tenore<text:span text:style-name="T5"><text:tab/>Wie hurtig iſt man im Verheißen,<text:line-break/><text:tab/>wie leicht gelobt man alles an.<text:line-break/><text:tab/>Doch wenn mans ſoll im Werck erweiſen,<text:line-break/><text:tab/>ſo bleibt es leider ungethan.</text:span></text:p>
      <text:p text:style-name="P35"/>
      <text:p text:style-name="P35"/>
      <text:p text:style-name="P36">1.4<text:tab/>Recitativo:<text:tab/>Du trittſt, mein Jeſu, nun in Hof Gethſemane<text:tab/>1<text:span text:style-name="T5"><text:line-break/><text:line-break/></text:span>Alto<text:span text:style-name="T5"><text:tab/>Du trittſt, mein Jeſu, nun in Hof Gethſemane<text:line-break/><text:tab/>und uns demſelben in den Garten,<text:line-break/><text:tab/>wo Todes Angſt und Seelen Weh,<text:line-break/><text:tab/>wo Band und Stricke deiner warten.<text:line-break/><text:line-break/></text:span>Canto<text:span text:style-name="T5"><text:tab/>Du fällſt betrübt auf Knie</text:span><text:span text:style-name="T18"> </text:span><text:span text:style-name="T5">und Angeſicht</text:span><text:span text:style-name="T18">,</text:span><text:span text:style-name="T5"><text:line-break/><text:tab/></text:span><text:span text:style-name="T18">f</text:span><text:span text:style-name="T5">äng</text:span><text:span text:style-name="T18">ſ</text:span><text:span text:style-name="T5">t an zu zittren und zu zagen<text:line-break/><text:tab/>vor der entſetzlich großen Laſt,<text:line-break/></text:span><text:soft-page-break/><text:span text:style-name="T5"><text:tab/>die Du auf deinen Rücken haſt<text:line-break/><text:tab/>und nun, o Gottes Lamm, ſollſt tragen.<text:line-break/><text:line-break/></text:span>Alto<text:span text:style-name="T5"><text:tab/>Dreymal ſteigt dein Gebeth<text:line-break/><text:tab/>zum Vater in die Höhe,<text:line-break/><text:tab/>daß dieſer Kelch doch von dir gehe,<text:line-break/><text:tab/>doch indes </text:span><text:span text:style-name="T17">wo</text:span><text:span text:style-name="T5">hlruht auch dein Wille<text:line-break/><text:tab/>im Willen deines Vaters ſtille.<text:line-break/><text:line-break/></text:span>Canto<text:span text:style-name="T5"><text:tab/>Itzt ſtärcket dich ein Himmelsbothe.<text:line-break/><text:tab/>Drauf ringſt du mit dem Tode,<text:line-break/><text:tab/>ſodaß dein Schweiß, o Gottes Held,<text:line-break/><text:tab/>wie Tropfen Bluts zur Erde fällt.<text:line-break/><text:line-break/></text:span>beide<text:span text:style-name="T5"><text:tab/>Iſts möglich, daß nun diesen,<text:line-break/><text:tab/>die ihren Beyſtand dir verhießen,<text:line-break/><text:tab/>ein tiefer Schlaf die Augen will verſchließen.</text:span></text:p>
      <text:p text:style-name="P36"/>
      <text:p text:style-name="P36"/>
      <text:p text:style-name="P37">1.5<text:tab/>Duetto:<text:tab/>Wacht und bethet! ruffeſt du<text:tab/>1<text:span text:style-name="T5"><text:line-break/><text:line-break/></text:span>Canto<text:span text:style-name="T5"><text:tab/>Wacht und bethet! ruffeſt du<text:line-break/></text:span>&amp;<text:span text:style-name="T5"><text:tab/>den betrübten Jüngern zu<text:line-break/></text:span>Alto<text:span text:style-name="T5"><text:tab/>und zugleich auch allen Chriſten.<text:line-break/><text:tab/>Wer mit dir den Leidens Plan<text:line-break/><text:tab/>als ein treuer Unterthan,<text:line-break/><text:tab/>liebſter Jeſu, will betreten,<text:line-break/><text:tab/>muß mit Wachen und mit Bethen<text:line-break/><text:tab/>Augen, Hertz und Seele rüſten.</text:span></text:p>
      <text:p text:style-name="P37"/>
      <text:p text:style-name="P37"/>
      <text:p text:style-name="P38">1.6<text:tab/>Choral:<text:tab/>Wachet auf, ihr faulen Chriſten<text:tab/>1<text:span text:style-name="T5"><text:line-break/><text:line-break/></text:span>Chor<text:span text:style-name="T5"><text:tab/>Wachet auf, ihr faulen Chriſten,<text:line-break/><text:tab/>bedencket, daß euch Gottes Gnad<text:line-break/><text:tab/>vom tiefen Schlaf der Sünden Lüſten<text:line-break/><text:tab/>zu leben auferwecket hat.<text:line-break/><text:tab/>Verlaßet doch die finſtre Gruft<text:line-break/><text:tab/>und höret, wenn euch Jeſus ruft:<text:line-break/><text:tab/>Wachet!</text:span></text:p>
      <text:p text:style-name="P38"/>
      <text:p text:style-name="P38"/>
      <text:p text:style-name="P20"><text:span text:style-name="T72">z w e y t e</text:span><text:span text:style-name="T70"> <text:s text:c="2"/>b e t r a c h t u n g</text:span></text:p>
      <text:p text:style-name="P15"/>
      <text:p text:style-name="P31"><text:span text:style-name="T86">2.1</text:span><text:tab/>Choral:<text:span text:style-name="T86"><text:tab/>Judas, der Verräther, küßt<text:tab/>1</text:span><text:span text:style-name="T20"><text:line-break/><text:line-break/></text:span><text:span text:style-name="T86">Chor</text:span><text:span text:style-name="T20"><text:tab/>Judas, der Verräther, küßt<text:line-break/><text:tab/>Jeſum, ach! er wird gefangen.<text:line-break/><text:tab/>In den Banden Chriſtus büßt<text:line-break/><text:tab/>was der [Sünden] Mensch begangen.<text:line-break/><text:tab/>Zu des Himmels Freyheits Thür,<text:line-break/><text:tab/>trauter Jeſu, geh uns für.</text:span></text:p>
      <text:p text:style-name="P41"><text:line-break/></text:p>
      <text:p text:style-name="P41"><text:soft-page-break/><text:span text:style-name="T86">2</text:span>.2<text:tab/>Recitativo:<text:tab/>Was kömmeſtu, verruchte Schaar<text:tab/>1<text:span text:style-name="T5"><text:line-break/><text:line-break/></text:span>Alto<text:span text:style-name="T5"><text:tab/>Was kömmeſtu, verruchte Schaar<text:line-break/><text:tab/>mit Fackeln, langen Schwerd und Stangen?<text:line-break/><text:tab/>Mein Heyland läßt ſich willig fangen.<text:line-break/><text:tab/>Es braucht es nicht, untreuer Böſewicht,<text:line-break/><text:tab/>daß dein verrätheriſcher Kuß<text:line-break/><text:tab/>das Zeichen geben muß,<text:line-break/><text:tab/>wer Jeſus ſey:<text:line-break/><text:tab/>Er ſagt es ſelber ohne Scheu<text:line-break/><text:tab/>und reichet ſeine Hand den Banden dar.<text:line-break/><text:tab/>Laß </text:span><text:span text:style-name="T22">ſ</text:span><text:span text:style-name="T21">tecken</text:span><text:span text:style-name="T5"> nur das Schwerd in ſeiner Scheiden,<text:line-break/><text:tab/>jetzt iſt die Stunde da, daß Jeſus leide;<text:line-break/><text:tab/>ſonſt würde ja ein Himmels Heer<text:line-break/><text:tab/>von Engel Legionen<text:line-break/><text:tab/>der böſen Rotte nicht verſchonen.</text:span></text:p>
      <text:p text:style-name="P41"/>
      <text:p text:style-name="P41"/>
      <text:p text:style-name="P42"><text:span text:style-name="T87">2</text:span>.3<text:tab/>Aria:<text:tab/>Liebſte Hand, ich küße dich<text:tab/>1<text:span text:style-name="T5"><text:line-break/><text:line-break/></text:span>Alto<text:span text:style-name="T5"><text:tab/>Liebſte Hand, ich küße dich,<text:line-break/><text:tab/>denn du läßeſt auch vor mich<text:line-break/><text:tab/>dich mit Banden hart belegen.<text:line-break/><text:tab/>Ich gehörte ewiglich<text:line-break/><text:tab/>meiner Mißethaten wegen<text:line-break/><text:tab/>in der Hölle Folterhauß,<text:line-break/><text:tab/>doch du zieheſt mich heraus,<text:line-break/><text:tab/>liebſte Hand!</text:span></text:p>
      <text:p text:style-name="P42"/>
      <text:p text:style-name="P42"/>
      <text:p text:style-name="P43">2.4<text:tab/>Recitativo:<text:tab/>Und wie? Ihr Jünger, fliehet ihr?<text:tab/>1<text:span text:style-name="T5"><text:line-break/><text:line-break/></text:span>Tenore<text:span text:style-name="T5"><text:tab/>Und wie? Ihr Jünger, fliehet ihr?<text:line-break/><text:tab/>Iſt euer Muth nun ganz und gar verſchwunden?<text:line-break/><text:tab/>Bedenckt, wozu ihr euch verbunden!<text:line-break/><text:tab/></text:span><text:span text:style-name="T25"><text:line-break/></text:span><text:span text:style-name="T88">Basſo</text:span><text:span text:style-name="T25"><text:tab/></text:span><text:span text:style-name="T5">Mein Heyland, ja ſo geht es dir,<text:line-break/><text:tab/>dein innerliche Seelen Plagen,<text:line-break/><text:tab/>ſo dich bis an den Todt betrübt,<text:line-break/><text:tab/>dein Trauren, Zittern und dein Zagen,<text:line-break/><text:tab/>den blutgen Todes Schweiß,<text:line-break/><text:tab/>der tropffenweiß von deinen Angeſichte rann,<text:line-break/><text:tab/>ſ</text:span><text:span text:style-name="T24">t</text:span><text:span text:style-name="T5">eht man ja wohl noch ſchläfrig an.<text:line-break/><text:tab/>Doch jetzt, da dich kaum äußerlich<text:line-break/><text:tab/>der Feinde Schaar umgiebt,<text:line-break/><text:tab/>und Strick und Bande dich umfaßen,<text:line-break/><text:tab/>flieht man und weiß ſich nicht vor Furcht zu laßen.</text:span></text:p>
      <text:p text:style-name="P43"/>
      <text:p text:style-name="P43"/>
      <text:p text:style-name="P44">2.5<text:tab/>Duetto:<text:tab/>Ach, ihr Jünger, denckt zurücke<text:tab/>1<text:span text:style-name="T5"><text:line-break/><text:line-break/></text:span>Tenore<text:span text:style-name="T5"><text:tab/>Ach, ihr Jünger, denckt zurücke,<text:line-break/></text:span>&amp;<text:span text:style-name="T5"><text:tab/>was ſind dieſe Band und Stricke<text:line-break/></text:span>Basſo<text:span text:style-name="T5"><text:tab/>gegen Jeſu Seelen Schmertz.<text:line-break/><text:tab/>Jeſum gantz alleine traffe<text:line-break/></text:span><text:soft-page-break/><text:span text:style-name="T5"><text:tab/>aller Menſchen Sündt und Strafe,<text:line-break/><text:tab/>Höllenbande, Todesſtricke<text:line-break/><text:tab/>folterten ſein blutend Hertz.</text:span></text:p>
      <text:p text:style-name="P44"/>
      <text:p text:style-name="P44"/>
      <text:p text:style-name="P45">2.6<text:tab/>Choral:<text:tab/>Herr, laß dein bitter Leyden<text:tab/>1<text:span text:style-name="T5"><text:line-break/><text:line-break/></text:span>Chor<text:span text:style-name="T5"><text:tab/>Herr, laß dein bitter Leyden<text:line-break/><text:tab/>mich reitzen für und für,<text:line-break/><text:tab/>mit allem Ernſt zu meyden <text:line-break/><text:tab/>die ſündliche Begier: <text:line-break/><text:tab/>daß mir nie komme aus dem Sinn <text:line-break/><text:tab/>wie viel es dich gekoſtet, <text:line-break/><text:tab/>daß ich erlöſet bin.</text:span></text:p>
      <text:p text:style-name="P39"/>
      <text:p text:style-name="P39"/>
      <text:p text:style-name="P21"><text:span text:style-name="T73">d r i t t e</text:span><text:span text:style-name="T70"> <text:s text:c="2"/>b e t r a c h t u n g</text:span></text:p>
      <text:p text:style-name="P16"/>
      <text:p text:style-name="P32"><text:span text:style-name="T89">3.1</text:span><text:tab/>Choral:<text:span text:style-name="T89"><text:tab/>Jeſu, der du wollen büßen<text:tab/>1</text:span><text:span text:style-name="T29"><text:line-break/><text:line-break/></text:span><text:span text:style-name="T89">Chor</text:span><text:span text:style-name="T29"><text:tab/>Jeſu, der du wollen büßen<text:line-break/><text:tab/>vor die Sünden aller Welt<text:line-break/><text:tab/>durch dein theures Blutvergißen,<text:line-break/><text:tab/>der du dich haſt dargeſtellt<text:line-break/><text:tab/>als ein Opffer vor die Sünder,<text:line-break/><text:tab/>die verdamten Adamskinder,<text:line-break/><text:tab/>ach! laß deine Todes Pein<text:line-break/><text:tab/>nicht an mir verlohren ſeyn.</text:span></text:p>
      <text:p text:style-name="P32"/>
      <text:p text:style-name="P32"/>
      <text:p text:style-name="P46"><text:span text:style-name="T89">3</text:span>.2<text:tab/>Recitativo:<text:tab/>Schau, Hannas, den<text:tab/>1<text:span text:style-name="T5"><text:line-break/><text:line-break/></text:span>Tenore<text:span text:style-name="T5"><text:tab/>Schau, Hannas, den,</text:span><text:span text:style-name="T30"><text:line-break/><text:tab/></text:span><text:span text:style-name="T5">der für des Volckes Mißethaten</text:span><text:span text:style-name="T31">,<text:line-break/><text:tab/>wie Kaiphas aus Boßheit zwar gerathen,<text:line-break/><text:tab/>ja für das Heyl der gantzen Welt<text:line-break/><text:tab/>ſich jetzt zum Gaffer ſtelt.<text:line-break/><text:tab/>Was fragſtu, Kaiphas, nach ſeiner Lehre,<text:line-break/><text:tab/>als ob ſie dir verdächtig wäre</text:span><text:span text:style-name="T33">?</text:span><text:span text:style-name="T31"><text:line-break/><text:tab/></text:span><text:span text:style-name="T33">H</text:span><text:span text:style-name="T31">ör, was der Heyland ſpricht:<text:line-break/><text:line-break/></text:span><text:span text:style-name="T90">Basſo</text:span><text:span text:style-name="T31"><text:tab/>Hat ſie der Jüden Schule</text:span><text:span text:style-name="T34"> nicht</text:span><text:span text:style-name="T31">,<text:line-break/><text:tab/>hat ſie der Tempel nicht gehört,<text:line-break/><text:tab/>hab ich nicht frey,<text:line-break/><text:tab/>nicht öffentlich gelehrt?<text:line-break/><text:tab/>Befrage dieſe, ſo es wißen<text:line-break/><text:tab/>und von denſelben zeigen müßen.<text:line-break/><text:line-break/></text:span><text:span text:style-name="T90">Tenore</text:span><text:span text:style-name="T31"><text:tab/>Und welche Raſerey<text:line-break/><text:tab/>bewegt doch deine Hand,<text:line-break/><text:tab/>verdammter Höllenbrand,<text:line-break/><text:tab/>durch einen Backenſtreich<text:line-break/><text:tab/>den Heyland zu bede</text:span><text:span text:style-name="T35">ut</text:span><text:span text:style-name="T31">en?<text:line-break/><text:tab/>Er rede allzu frey<text:line-break/></text:span><text:soft-page-break/><text:span text:style-name="T31"><text:tab/>und alßo unbeſcheiden</text:span><text:span text:style-name="T36">?</text:span><text:span text:style-name="T31"><text:line-break/><text:tab/>Ihr Prieſter, was bemüht ihr euch<text:line-break/><text:tab/>um falſche Zeugen,<text:line-break/><text:tab/>erkennt ihr ihre Lügen nicht<text:line-break/><text:tab/>an Jeſu Stilleſchweigen?<text:line-break/><text:tab/>Doch da er ohne Scheu<text:line-break/><text:tab/>auf eure Fragen ſpricht,<text:line-break/><text:tab/>daß er ein Sohn des großen Gottes ſey:<text:line-break/><text:tab/><text:line-break/></text:span><text:span text:style-name="T90">Tenore</text:span><text:span text:style-name="T31"><text:tab/>Was ſchlägt </text:span><text:span text:style-name="T32">m</text:span><text:span text:style-name="T31">an ihn</text:span><text:span text:style-name="T37">,</text:span><text:span text:style-name="T31"><text:line-break/></text:span><text:span text:style-name="T90">&amp;</text:span><text:span text:style-name="T31"><text:tab/></text:span><text:span text:style-name="T37">was</text:span><text:span text:style-name="T31"> ſpeyt man ihm<text:line-break/></text:span><text:span text:style-name="T90">Basſo</text:span><text:span text:style-name="T31"><text:tab/>ins heilge Angeſicht!</text:span></text:p>
      <text:p text:style-name="P46"/>
      <text:p text:style-name="P46"/>
      <text:p text:style-name="P47"><text:span text:style-name="T90">3</text:span>.3<text:tab/>Duetto:<text:tab/>Wehe dir verruchten Volcke<text:tab/>1<text:span text:style-name="T5"><text:line-break/><text:line-break/></text:span><text:span text:style-name="T90">Tenore</text:span><text:span text:style-name="T31"><text:tab/></text:span><text:span text:style-name="T5">Wehe dir verruchten Volcke,</text:span><text:span text:style-name="T31"><text:line-break/></text:span><text:span text:style-name="T90">&amp;</text:span><text:span text:style-name="T31"><text:tab/></text:span><text:span text:style-name="T5">wenn er auf dem Thron der Wolcke</text:span><text:span text:style-name="T31"><text:line-break/></text:span><text:span text:style-name="T90">Basſo</text:span><text:span text:style-name="T31"><text:tab/></text:span><text:span text:style-name="T5">einſt als ſtrenger Richter ſitzt.<text:line-break/><text:tab/>Welcher Hügel wird dich decken,<text:line-break/><text:tab/>welcher Berg wird dich verſtecken,<text:line-break/><text:tab/>wenn ſein ſcharffes Rachſchwerd blitzt?</text:span></text:p>
      <text:p text:style-name="P47"/>
      <text:p text:style-name="P47"/>
      <text:p text:style-name="P48">3.4<text:tab/>Recitativo:<text:tab/>Und Petre, du erkühneſt dich<text:tab/>1<text:span text:style-name="T5"><text:line-break/><text:line-break/></text:span>Alto<text:span text:style-name="T5"><text:tab/>Und Petre, du erkühneſt dich,<text:line-break/><text:tab/>den Heyland</text:span><text:span text:style-name="T40">,</text:span><text:span text:style-name="T5"> aber nur </text:span><text:span text:style-name="T39">von</text:span><text:span text:style-name="T5"> weite</text:span><text:span text:style-name="T39">n</text:span><text:span text:style-name="T40">,</text:span><text:span text:style-name="T5"><text:line-break/><text:tab/>biß in Pallaſt de</text:span><text:span text:style-name="T39">s h</text:span><text:span text:style-name="T5">ohen</text:span><text:span text:style-name="T39"> P</text:span><text:span text:style-name="T5">rieſter</text:span><text:span text:style-name="T39">s</text:span><text:span text:style-name="T5"> zu begleiten.<text:line-break/><text:tab/>Ach! daß dir hier der Muth entwich!<text:line-break/><text:tab/>Ach! daß du nun kein Hertze haſt,<text:line-break/><text:tab/>wenn Knecht und Mägde dich befragen,<text:line-break/><text:tab/>die reine Wahrheit anzuſagen,<text:line-break/><text:tab/>daß du ein Jünger Jeſu ſeyſt!<text:line-break/><text:tab/>Trifft deines Meiſters Wort nun ein,<text:line-break/><text:tab/>daß zwar dein Geiſt ſo willig werde ſeyn,<text:line-break/><text:tab/>als ſchwach du nach dem Fleiſche biſt.<text:line-break/><text:tab/>Merck auf</text:span><text:span text:style-name="T41">!</text:span><text:span text:style-name="T5"> jetzt kr</text:span><text:span text:style-name="T40">e</text:span><text:span text:style-name="T5">ht zum zweytenmal der Hahn,<text:line-break/><text:tab/>der deines Falls beredter Zeuge iſt.<text:line-break/><text:tab/>Schau</text:span><text:span text:style-name="T42">!</text:span><text:span text:style-name="T5"> Jeſus wendet ſich,<text:line-break/><text:tab/>ſeyn Blick erinnert deßen dich,<text:line-break/><text:tab/>was du nun dreymal ſchon gethan.</text:span></text:p>
      <text:p text:style-name="P48"/>
      <text:p text:style-name="P48"/>
      <text:p text:style-name="P49">3.5<text:tab/>Aria:<text:tab/>Ja, Petre, geh hinaus und weine<text:tab/>1<text:span text:style-name="T5"><text:line-break/><text:line-break/></text:span>Alto<text:span text:style-name="T5"><text:tab/>Ja, Petre, geh hinaus und weine</text:span><text:span text:style-name="T44">,<text:line-break/><text:tab/>ja, weine, weine bitterlich.<text:line-break/><text:tab/>Denck zwar an deinen Fall zurücke,<text:line-break/><text:tab/>doch dencke auch an Jeſu Blick,<text:line-break/><text:tab/>in dieſes Blickes holden Scheine<text:line-break/><text:tab/>zeigt deine Gnadenſonne ſich.</text:span></text:p>
      <text:p text:style-name="P50"><text:line-break/></text:p>
      <text:p text:style-name="P49"/>
      <text:p text:style-name="P51"><text:soft-page-break/><text:span text:style-name="T91">3</text:span>.6<text:tab/>Choral:<text:tab/>Ich bitt, ich ruf, ich weine<text:tab/>1<text:span text:style-name="T5"><text:line-break/><text:line-break/></text:span>Chor<text:span text:style-name="T5"><text:tab/>Ich bitt, ich ruf, ich weine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40"/>
      <text:p text:style-name="P40"/>
      <text:p text:style-name="P22"><text:span text:style-name="T74">v i e r t e</text:span><text:span text:style-name="T70"> <text:s text:c="2"/>b e t r a c h t u n g</text:span></text:p>
      <text:p text:style-name="P17"/>
      <text:p text:style-name="P33"><text:span text:style-name="T92">4.1</text:span><text:tab/>Choral:<text:span text:style-name="T92"><text:tab/> Jeſus für Pilato ſteht<text:tab/>1</text:span></text:p>
      <text:p text:style-name="P50"/>
      <text:p text:style-name="P52">Chor<text:span text:style-name="T5"><text:tab/>Jeſus für Pilato ſteht,<text:line-break/><text:tab/>falſch beklaget er da leidet,<text:line-break/><text:tab/>drauf hin zu Herodes geht,<text:line-break/><text:tab/>weiß die Unſchuld ihn bekleidet.<text:line-break/><text:tab/>Ach! in Unſchuld dort und hier,<text:line-break/><text:tab/>trauter Jeſu, geh uns für.</text:span></text:p>
      <text:p text:style-name="P52"/>
      <text:p text:style-name="P52"/>
      <text:p text:style-name="P53">4.2<text:tab/>Recitativo<text:tab/>Kaum wird mein Jeſus frühe<text:tab/>1<text:span text:style-name="T5"><text:line-break/><text:line-break/></text:span>Canto<text:span text:style-name="T5"><text:tab/>Kaum wird mein Jeſus frühe<text:line-break/><text:tab/>vors weltliche Gericht geführet,<text:line-break/><text:tab/>daß man an ihm den Todesſpruch vollziehe;<text:line-break/><text:tab/>als Judas Höllenangſt verſpürt,<text:line-break/><text:tab/>daß er unſchuldig Blut verrathen.<text:line-break/><text:tab/></text:span><text:span text:style-name="T49"><text:line-break/></text:span><text:span text:style-name="T94">Basſo</text:span><text:span text:style-name="T49"><text:tab/></text:span><text:span text:style-name="T5">Er ſiehet ſeine Mißethaten,<text:line-break/><text:tab/>die er um ſchnödes Geld gethan,<text:line-break/><text:tab/>wie Kain ſeine Mordthat an,<text:line-break/><text:tab/>und bringt den Lohn der Ungerechtigkeit zurücke,<text:line-break/><text:tab/>hebt ſich verzweifflungsvoll davon</text:span><text:span text:style-name="T48"><text:line-break/><text:tab/>und endet ſeine Reu an einem Stricke.</text:span></text:p>
      <text:p text:style-name="P53"/>
      <text:p text:style-name="P53"/>
      <text:p text:style-name="P54"><text:span text:style-name="T93">4</text:span>.3<text:tab/>Duetto:<text:tab/>Du verſchmitzter Schlangengriff<text:tab/>1<text:span text:style-name="T5"><text:line-break/><text:line-break/></text:span>Canto<text:span text:style-name="T5"><text:tab/>Du verſchmitzter Schlangengriff,<text:line-break/></text:span>&amp;<text:span text:style-name="T5"><text:tab/>o wie manches Glaubensſchiff<text:line-break/></text:span>Basſo<text:span text:style-name="T5"><text:tab/>ſenckeſt du in tiefſten Abgrund<text:line-break/><text:tab/>der Verzweiffelung hinein.</text:span><text:span text:style-name="T50"><text:line-break/><text:tab/>Erſt machſt du die Sünden klein,<text:line-break/><text:tab/>daß wir keine Furcht empfünden,<text:line-break/><text:tab/>aber aus vollbrachten Sünden<text:line-break/><text:tab/>machſt du Berge, die noch größer<text:line-break/><text:tab/>als die Gnade ſollen ſeyn.</text:span></text:p>
      <text:p text:style-name="P54"/>
      <text:p text:style-name="P54"/>
      <text:p text:style-name="P54"/>
      <text:p text:style-name="P55"><text:soft-page-break/><text:span text:style-name="T95">4</text:span>.4<text:tab/>Recitativo:<text:tab/>Es ſcheuen zwar die Jüden die Gefahr<text:tab/>1<text:span text:style-name="T5"><text:line-break/><text:line-break/></text:span>Tenore<text:span text:style-name="T5"><text:tab/>Es ſcheuen zwar die Jüden die Gefahr,<text:line-break/><text:tab/>ins Richthaus einzugehn,<text:line-break/><text:tab/>daß ſie nicht unrein würden;<text:line-break/><text:tab/>doch Jeſum zu verklagen,<text:line-break/><text:tab/>ihm tauſend Schulden aufzubürden,<text:line-break/><text:tab/>ihm vor Gerichte nachzuſagen,<text:line-break/><text:tab/>daß er ein Übelthäter ſey,<text:line-break/><text:tab/>das thun ſie ohne Scheu.<text:line-break/><text:tab/>So offt als nur Pilatus ſpricht:<text:line-break/><text:tab/>Ich finde keine Schuld an dieſem Menſchen nicht,<text:line-break/><text:tab/>ſo offt hallt ihr Geſchrey umhan,<text:line-break/><text:tab/>er habe diß und das gethan.<text:line-break/><text:tab/>Herodes ſelbſt beweiſt<text:line-break/><text:tab/>mit einem weißen Kleide,<text:line-break/><text:tab/>womit er ihn bekleiden heißt,<text:line-break/><text:tab/>daß Jeſus unverſchuldet leide.<text:line-break/><text:tab/></text:span><text:span text:style-name="T54">Inden</text:span><text:span text:style-name="T5">noch </text:span><text:span text:style-name="T54">wird ein</text:span><text:span text:style-name="T5"> Barrabas,<text:line-break/><text:tab/>der Mord und Aufruhrs wegen<text:line-break/><text:tab/>bereits in Ketten ſaß,<text:line-break/><text:tab/>vom Richter loß geſprochen</text:span><text:span text:style-name="T55">,</text:span><text:span text:style-name="T5"><text:line-break/><text:tab/>und über Jeſum wird hingegen,<text:line-break/><text:tab/>nachdem man ihn verſpeyt,<text:line-break/><text:tab/>gegeißelt und verhöhnt,<text:line-break/><text:tab/>nachdem man ihn mit Dornen gar gekrönt,<text:line-break/><text:tab/>der Todesſtab gebrochen.</text:span></text:p>
      <text:p text:style-name="P55"/>
      <text:p text:style-name="P55"/>
      <text:p text:style-name="P56">4.5<text:tab/>Aria:<text:tab/>Unbeflecktes Gotteslamm<text:tab/>1<text:span text:style-name="T5"><text:line-break/><text:line-break/></text:span>Tenore<text:span text:style-name="T5"><text:tab/>Unbeflecktes Gotteslamm,<text:line-break/><text:tab/>nicht alleine Barrabam,<text:line-break/><text:tab/>den verruchten Mißethäter,<text:line-break/><text:tab/>macheſt du vom Tode frey.<text:line-break/><text:tab/>Denn du ſtirbſt am Creutzes Stamm,<text:line-break/><text:tab/>daß der Aufruhr, den ich dort<text:line-break/><text:tab/>in dem Odem angefangen,<text:line-break/><text:tab/>und der allgemeine Mord,<text:line-break/><text:tab/>welchen ich mit ihn begangen,<text:line-break/><text:tab/>uns durch dich, du Schlangentreter,<text:line-break/><text:tab/>völlig ausgeſöhnet ſey.</text:span></text:p>
      <text:p text:style-name="P56"/>
      <text:p text:style-name="P56"/>
      <text:p text:style-name="P59">4.6<text:tab/>Choral:<text:tab/>Du ſpringst ins Todes Rachen<text:tab/>1<text:span text:style-name="T5"><text:line-break/><text:line-break/></text:span>Chor<text:span text:style-name="T5"><text:tab/>Du ſpringst ins Todes Rachen,<text:line-break/><text:tab/>mich frey und loß zu machen<text:line-break/><text:tab/>von ſolchem Ungeheur:<text:line-break/><text:tab/>Mein Sterben nimmſt du abe,<text:line-break/><text:tab/>vergräbſt es in dem Grabe.<text:line-break/><text:tab/>O! unerhöhrtes Liebes Feur.</text:span></text:p>
      <text:p text:style-name="P61"/>
      <text:p text:style-name="P61"/>
      <text:p text:style-name="P57"><text:soft-page-break/><text:span text:style-name="T75">f ü n f t e</text:span><text:span text:style-name="T70"> <text:s text:c="2"/>b e t r a c h t u n g</text:span></text:p>
      <text:p text:style-name="P58"/>
      <text:p text:style-name="P60"><text:span text:style-name="T97">5.1</text:span><text:tab/>Choral:<text:span text:style-name="T97"><text:tab/>Hinweg, ihr irrdſchen Hindernißen<text:tab/>1</text:span><text:span text:style-name="T58"><text:line-break/><text:line-break/></text:span><text:span text:style-name="T97">Chor</text:span><text:span text:style-name="T58"><text:tab/>Hinweg, ihr irrdſchen Hindernißen<text:line-break/><text:tab/>mit eurem trüglich falſchen Schein,<text:line-break/><text:tab/>mein Hertz ſoll anderſt nichtes wißen,<text:line-break/><text:tab/>als meinen Jeſum gantz allein,<text:line-break/><text:tab/>wie er, von meiner Schuld bedränget,<text:line-break/><text:tab/>erbärmlich an dem Creutze häng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3-15T13:20:32.034371767</dc:date>
    <dc:creator>Wolfgang Skala</dc:creator>
    <meta:editing-duration>P11DT9H13M46S</meta:editing-duration>
    <meta:editing-cycles>1039</meta:editing-cycles>
    <meta:generator>LibreOffice/4.2.8.2$Linux_X86_64 LibreOffice_project/420m0$Build-2</meta:generator>
    <meta:document-statistic meta:table-count="0" meta:image-count="1" meta:object-count="0" meta:page-count="10" meta:paragraph-count="46" meta:word-count="2102" meta:character-count="12455" meta:non-whitespace-character-count="10108"/>
  </office:meta>
</office:document-meta>
</file>